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6T15:40:00" calcext:value-type="date">
            <text:p>16/04/2020 15:4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6T15:40:00" calcext:value-type="date">
            <text:p>16/04/2020 15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5T18:40:00" calcext:value-type="date">
            <text:p>15/04/2020 18:40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/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1048533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6T15:49:21.721665249</dc:date>
    <meta:editing-duration>P4DT13H33M43S</meta:editing-duration>
    <meta:editing-cycles>60</meta:editing-cycles>
    <meta:generator>LibreOffice/6.1.6.3$Linux_X86_64 LibreOffice_project/10$Build-3</meta:generator>
    <meta:document-statistic meta:table-count="8" meta:cell-count="3961" meta:object-count="0"/>
  </office:meta>
</office:document-meta>
</file>